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465" officeooo:paragraph-rsid="000df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oro to plik tekstowy, to coś tu napiszę :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20:49:08.801000000</meta:creation-date>
    <meta:generator>LibreOffice/7.1.1.2$Windows_X86_64 LibreOffice_project/fe0b08f4af1bacafe4c7ecc87ce55bb426164676</meta:generator>
    <dc:date>2022-06-13T01:29:36.251000000</dc:date>
    <meta:editing-duration>PT45S</meta:editing-duration>
    <meta:editing-cycles>1</meta:editing-cycles>
    <meta:document-statistic meta:table-count="0" meta:image-count="0" meta:object-count="0" meta:page-count="1" meta:paragraph-count="1" meta:word-count="9" meta:character-count="44" meta:non-whitespace-character-count="36"/>
  </office:meta>
</office:document-meta>
</file>